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paragraph-properties fo:margin-bottom="0.1666in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3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40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4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42" style:parent-style-name="Textbody" style:family="paragraph">
      <style:paragraph-properties fo:margin-bottom="0in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fo:margin-bottom="0in"/>
    </style:style>
    <style:style style:name="T4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fo:margin-bottom="0in" fo:text-indent="0.4916in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 fo:margin-left="0.4916in">
        <style:tab-stops/>
      </style:paragraph-properties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Standard" style:family="paragraph">
      <style:paragraph-properties fo:line-height="115%"/>
    </style:style>
    <style:style style:name="T6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9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2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paragraph-properties fo:line-height="115%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paragraph-properties fo:line-height="115%" fo:margin-left="0.4916in">
        <style:tab-stops/>
      </style:paragraph-properties>
    </style:style>
    <style:style style:name="T7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81" style:parent-style-name="Standard" style:family="paragraph">
      <style:paragraph-properties fo:line-height="115%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7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8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9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95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0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4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1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1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2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4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4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4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4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7" style:parent-style-name="Normál" style:family="paragraph">
      <style:text-properties style:font-name="Times New Roman"/>
    </style:style>
    <style:style style:name="P148" style:parent-style-name="Normál" style:family="paragraph">
      <style:text-properties style:font-name="Times New Roman"/>
    </style:style>
    <style:style style:name="P149" style:parent-style-name="Normál" style:family="paragraph">
      <style:text-properties style:font-name="Times New Roman"/>
    </style:style>
    <style:style style:name="P150" style:parent-style-name="Normál" style:family="paragraph">
      <style:text-properties style:font-name="Times New Roman"/>
    </style:style>
    <style:style style:name="P151" style:parent-style-name="Normál" style:family="paragraph">
      <style:text-properties style:font-name="Times New Roman"/>
    </style:style>
    <style:style style:name="P152" style:parent-style-name="Normál" style:family="paragraph">
      <style:text-properties style:font-name="Times New Roman"/>
    </style:style>
    <style:style style:name="P153" style:parent-style-name="Normál" style:family="paragraph">
      <style:text-properties style:font-name="Times New Roman"/>
    </style:style>
    <style:style style:name="P154" style:parent-style-name="Normál" style:family="paragraph">
      <style:text-properties style:font-name="Times New Roman"/>
    </style:style>
    <style:style style:name="P155" style:parent-style-name="Normál" style:family="paragraph">
      <style:text-properties style:font-name="Times New Roman"/>
    </style:style>
    <style:style style:name="P156" style:parent-style-name="Normál" style:family="paragraph">
      <style:text-properties style:font-name="Times New Roman"/>
    </style:style>
    <style:style style:name="P157" style:parent-style-name="Normál" style:family="paragraph">
      <style:text-properties style:font-name="Times New Roman"/>
    </style:style>
    <style:style style:name="P158" style:parent-style-name="Normál" style:family="paragraph">
      <style:text-properties style:font-name="Times New Roman"/>
    </style:style>
    <style:style style:name="P159" style:parent-style-name="Normál" style:family="paragraph">
      <style:text-properties style:font-name="Times New Roman"/>
    </style:style>
    <style:style style:name="P1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3" style:parent-style-name="Normál" style:family="paragraph">
      <style:paragraph-properties fo:margin-bottom="0in"/>
    </style:style>
    <style:style style:name="T16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5" style:parent-style-name="Bekezdésalapbetűtípusa" style:family="text">
      <style:text-properties style:font-name="Times New Roman" fo:color="#202122" fo:background-color="#FFFFFF"/>
    </style:style>
    <style:style style:name="T166" style:parent-style-name="Hiperhivatkozás" style:family="text">
      <style:text-properties style:font-name="Times New Roman" fo:color="#000000" fo:background-color="#FFFFFF" style:text-underline-type="none"/>
    </style:style>
    <style:style style:name="T167" style:parent-style-name="Bekezdésalapbetűtípusa" style:family="text">
      <style:text-properties style:font-name="Times New Roman" fo:color="#000000" fo:background-color="#FFFFFF"/>
    </style:style>
    <style:style style:name="T168" style:parent-style-name="Bekezdésalapbetűtípusa" style:family="text">
      <style:text-properties style:font-name="Times New Roman" fo:color="#202122" fo:background-color="#FFFFFF"/>
    </style:style>
    <style:style style:name="T169" style:parent-style-name="Hiperhivatkozás" style:family="text">
      <style:text-properties style:font-name="Times New Roman" fo:color="#000000" fo:background-color="#FFFFFF" style:text-underline-type="none"/>
    </style:style>
    <style:style style:name="T170" style:parent-style-name="Bekezdésalapbetűtípusa" style:family="text">
      <style:text-properties style:font-name="Times New Roman" fo:color="#202122" fo:background-color="#FFFFFF"/>
    </style:style>
    <style:style style:name="P17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2" style:parent-style-name="Normál" style:family="paragraph">
      <style:paragraph-properties fo:margin-bottom="0in"/>
    </style:style>
    <style:style style:name="T173" style:parent-style-name="Bekezdésalapbetűtípusa" style:family="text">
      <style:text-properties style:font-name="Times New Roman" fo:color="#202122" fo:background-color="#FFFFFF"/>
    </style:style>
    <style:style style:name="T174" style:parent-style-name="Bekezdésalapbetűtípusa" style:family="text">
      <style:text-properties style:font-name="Times New Roman" fo:color="#202122" fo:background-color="#FFFFFF"/>
    </style:style>
    <style:style style:name="P17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6" style:parent-style-name="Normál" style:family="paragraph">
      <style:paragraph-properties fo:margin-bottom="0in"/>
    </style:style>
    <style:style style:name="T17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78" style:parent-style-name="Bekezdésalapbetűtípusa" style:family="text">
      <style:text-properties style:font-name="Times New Roman" fo:color="#202122" fo:background-color="#FFFFFF"/>
    </style:style>
    <style:style style:name="T179" style:parent-style-name="Hiperhivatkozás" style:family="text">
      <style:text-properties style:font-name="Times New Roman" fo:color="#000000" fo:background-color="#FFFFFF" style:text-underline-type="none"/>
    </style:style>
    <style:style style:name="T180" style:parent-style-name="Bekezdésalapbetűtípusa" style:family="text">
      <style:text-properties style:font-name="Times New Roman" fo:color="#202122" fo:background-color="#FFFFFF"/>
    </style:style>
    <style:style style:name="T181" style:parent-style-name="Hiperhivatkozás" style:family="text">
      <style:text-properties style:font-name="Times New Roman" fo:color="#000000" fo:background-color="#FFFFFF" style:text-underline-type="none"/>
    </style:style>
    <style:style style:name="T182" style:parent-style-name="Hiperhivatkozás" style:family="text">
      <style:text-properties style:font-name="Times New Roman" fo:color="#000000" fo:background-color="#FFFFFF" style:text-underline-type="none"/>
    </style:style>
    <style:style style:name="T183" style:parent-style-name="Bekezdésalapbetűtípusa" style:family="text">
      <style:text-properties style:font-name="Times New Roman" fo:color="#202122" fo:background-color="#FFFFFF"/>
    </style:style>
    <style:style style:name="P184" style:parent-style-name="Normál" style:family="paragraph">
      <style:paragraph-properties fo:margin-bottom="0in"/>
    </style:style>
    <style:style style:name="T185" style:parent-style-name="Bekezdésalapbetűtípusa" style:family="text">
      <style:text-properties style:font-name="Times New Roman" fo:color="#202122" fo:background-color="#FFFFFF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T187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T189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0" style:parent-style-name="Bekezdésalapbetűtípusa" style:family="text">
      <style:text-properties style:font-name="Times New Roman" fo:color="#202122" fo:background-color="#FFFFFF"/>
    </style:style>
    <style:style style:name="T191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2" style:parent-style-name="Bekezdésalapbetűtípusa" style:family="text">
      <style:text-properties style:font-name="Times New Roman" fo:color="#202122" fo:background-color="#FFFFFF"/>
    </style:style>
    <style:style style:name="T193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4" style:parent-style-name="Bekezdésalapbetűtípusa" style:family="text">
      <style:text-properties style:font-name="Times New Roman" fo:color="#202122" fo:background-color="#FFFFFF"/>
    </style:style>
    <style:style style:name="P19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19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8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199" style:parent-style-name="Normál" style:family="paragraph">
      <style:paragraph-properties fo:margin-bottom="0in"/>
    </style:style>
    <style:style style:name="T200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0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2" style:parent-style-name="Bekezdésalapbetűtípusa" style:family="text">
      <style:text-properties style:font-name="Times New Roman" fo:color="#202122" fo:background-color="#FFFFFF"/>
    </style:style>
    <style:style style:name="P20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5" style:parent-style-name="Normál" style:family="paragraph">
      <style:paragraph-properties fo:margin-bottom="0in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T20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8" style:parent-style-name="Bekezdésalapbetűtípusa" style:family="text">
      <style:text-properties style:font-name="Times New Roman" fo:color="#202122" fo:background-color="#FFFFFF"/>
    </style:style>
    <style:style style:name="P20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1" style:parent-style-name="Normál" style:family="paragraph">
      <style:paragraph-properties fo:margin-bottom="0in"/>
    </style:style>
    <style:style style:name="T212" style:parent-style-name="Bekezdésalapbetűtípusa" style:family="text">
      <style:text-properties style:font-name="Times New Roman" fo:color="#202122" fo:background-color="#FFFFFF"/>
    </style:style>
    <style:style style:name="T21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4" style:parent-style-name="Bekezdésalapbetűtípusa" style:family="text">
      <style:text-properties style:font-name="Times New Roman" fo:color="#202122" fo:background-color="#FFFFFF"/>
    </style:style>
    <style:style style:name="P21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16" style:parent-style-name="Normál" style:family="paragraph">
      <style:paragraph-properties fo:margin-bottom="0in"/>
    </style:style>
    <style:style style:name="T21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P21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1" style:parent-style-name="Normál" style:family="paragraph">
      <style:paragraph-properties fo:margin-bottom="0in"/>
    </style:style>
    <style:style style:name="T22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3" style:parent-style-name="Bekezdésalapbetűtípusa" style:family="text">
      <style:text-properties style:font-name="Times New Roman" fo:color="#202122" fo:background-color="#FFFFFF"/>
    </style:style>
    <style:style style:name="T224" style:parent-style-name="Bekezdésalapbetűtípusa" style:family="text">
      <style:text-properties style:font-name="Times New Roman" fo:color="#202122" fo:background-color="#FFFFFF"/>
    </style:style>
    <style:style style:name="P22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6" style:parent-style-name="Normál" style:family="paragraph">
      <style:paragraph-properties fo:margin-bottom="0in"/>
    </style:style>
    <style:style style:name="T22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8" style:parent-style-name="Bekezdésalapbetűtípusa" style:family="text">
      <style:text-properties style:font-name="Times New Roman" fo:color="#202122" fo:background-color="#FFFFFF"/>
    </style:style>
    <style:style style:name="P22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0" style:parent-style-name="Normál" style:family="paragraph">
      <style:paragraph-properties fo:margin-bottom="0in"/>
    </style:style>
    <style:style style:name="T23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T233" style:parent-style-name="Bekezdésalapbetűtípusa" style:family="text">
      <style:text-properties style:font-name="Times New Roman" fo:color="#202122" fo:background-color="#FFFFFF"/>
    </style:style>
    <style:style style:name="P234" style:parent-style-name="Normál" style:family="paragraph">
      <style:paragraph-properties fo:margin-bottom="0in"/>
    </style:style>
    <style:style style:name="T235" style:parent-style-name="Bekezdésalapbetűtípusa" style:family="text">
      <style:text-properties style:font-name="Times New Roman" fo:color="#202122" fo:background-color="#FFFFFF"/>
    </style:style>
    <style:style style:name="T236" style:parent-style-name="Hiperhivatkozás" style:family="text">
      <style:text-properties style:font-name="Times New Roman" fo:color="#000000" fo:background-color="#FFFFFF" style:text-underline-type="none"/>
    </style:style>
    <style:style style:name="T237" style:parent-style-name="Bekezdésalapbetűtípusa" style:family="text">
      <style:text-properties style:font-name="Times New Roman" fo:color="#202122" fo:background-color="#FFFFFF"/>
    </style:style>
    <style:style style:name="P238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3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40" style:parent-style-name="Normál" style:family="paragraph">
      <style:paragraph-properties fo:margin-bottom="0in"/>
    </style:style>
    <style:style style:name="T24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2" style:parent-style-name="Bekezdésalapbetűtípusa" style:family="text">
      <style:text-properties style:font-name="Times New Roman" fo:color="#202122" fo:background-color="#FFFFFF"/>
    </style:style>
    <style:style style:name="T243" style:parent-style-name="Bekezdésalapbetűtípusa" style:family="text">
      <style:text-properties style:font-name="Times New Roman" fo:color="#202122" fo:background-color="#FFFFFF"/>
    </style:style>
    <style:style style:name="P244" style:parent-style-name="Normál" style:family="paragraph">
      <style:paragraph-properties fo:margin-bottom="0in" fo:margin-left="0.4895in">
        <style:tab-stops/>
      </style:paragraph-properties>
    </style:style>
    <style:style style:name="T245" style:parent-style-name="Bekezdésalapbetűtípusa" style:family="text">
      <style:text-properties style:font-name="Times New Roman" fo:color="#202122" fo:background-color="#FFFFFF"/>
    </style:style>
    <style:style style:name="T246" style:parent-style-name="Hiperhivatkozás" style:family="text">
      <style:text-properties style:font-name="Times New Roman" fo:color="#000000" fo:background-color="#FFFFFF" style:text-underline-type="none"/>
    </style:style>
    <style:style style:name="T247" style:parent-style-name="Bekezdésalapbetűtípusa" style:family="text">
      <style:text-properties style:font-name="Times New Roman" fo:color="#202122" fo:background-color="#FFFFFF"/>
    </style:style>
    <style:style style:name="T248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49" style:parent-style-name="Bekezdésalapbetűtípusa" style:family="text">
      <style:text-properties style:font-name="Times New Roman" fo:color="#202122" fo:background-color="#FFFFFF"/>
    </style:style>
    <style:style style:name="T250" style:parent-style-name="Bekezdésalapbetűtípusa" style:family="text">
      <style:text-properties style:font-name="Times New Roman" fo:color="#000000" fo:background-color="#FFFFFF"/>
    </style:style>
    <style:style style:name="T251" style:parent-style-name="Hiperhivatkozás" style:family="text">
      <style:text-properties style:font-name="Times New Roman" fo:color="#000000" fo:background-color="#FFFFFF" style:text-underline-type="none"/>
    </style:style>
    <style:style style:name="T252" style:parent-style-name="Bekezdésalapbetűtípusa" style:family="text">
      <style:text-properties style:font-name="Times New Roman" fo:color="#000000" fo:background-color="#FFFFFF"/>
    </style:style>
    <style:style style:name="T253" style:parent-style-name="Bekezdésalapbetűtípusa" style:family="text">
      <style:text-properties style:font-name="Times New Roman" fo:color="#202122" fo:background-color="#FFFFFF"/>
    </style:style>
    <style:style style:name="P25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5" style:parent-style-name="Normál" style:family="paragraph">
      <style:paragraph-properties fo:margin-bottom="0in"/>
    </style:style>
    <style:style style:name="T25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7" style:parent-style-name="Bekezdésalapbetűtípusa" style:family="text">
      <style:text-properties style:font-name="Times New Roman" fo:color="#202122" fo:background-color="#FFFFFF"/>
    </style:style>
    <style:style style:name="P258" style:parent-style-name="Normál" style:family="paragraph">
      <style:paragraph-properties fo:margin-bottom="0in"/>
    </style:style>
    <style:style style:name="T259" style:parent-style-name="Bekezdésalapbetűtípusa" style:family="text">
      <style:text-properties style:font-name="Times New Roman" fo:color="#202122" fo:background-color="#FFFFFF"/>
    </style:style>
    <style:style style:name="P26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61" style:parent-style-name="Normál" style:family="paragraph">
      <style:paragraph-properties fo:margin-bottom="0in"/>
    </style:style>
    <style:style style:name="T26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3" style:parent-style-name="Bekezdésalapbetűtípusa" style:family="text">
      <style:text-properties style:font-name="Times New Roman" fo:color="#202122" fo:background-color="#FFFFFF"/>
    </style:style>
    <style:style style:name="T264" style:parent-style-name="Bekezdésalapbetűtípusa" style:family="text">
      <style:text-properties style:font-name="Times New Roman" fo:color="#000000" fo:background-color="#FFFFFF"/>
    </style:style>
    <style:style style:name="T265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66" style:parent-style-name="Bekezdésalapbetűtípusa" style:family="text">
      <style:text-properties style:font-name="Times New Roman" fo:color="#000000" fo:background-color="#FFFFFF"/>
    </style:style>
    <style:style style:name="T267" style:parent-style-name="Bekezdésalapbetűtípusa" style:family="text">
      <style:text-properties style:font-name="Times New Roman" fo:color="#000000" fo:background-color="#FFFFFF"/>
    </style:style>
    <style:style style:name="P268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69" style:parent-style-name="Normál" style:family="paragraph">
      <style:paragraph-properties fo:margin-bottom="0in" fo:text-indent="0.4916in"/>
    </style:style>
    <style:style style:name="T270" style:parent-style-name="Bekezdésalapbetűtípusa" style:family="text">
      <style:text-properties style:font-name="Times New Roman" fo:color="#000000" fo:background-color="#FFFFFF"/>
    </style:style>
    <style:style style:name="T271" style:parent-style-name="Hiperhivatkozás" style:family="text">
      <style:text-properties style:font-name="Times New Roman" fo:color="#000000" fo:background-color="#FFFFFF" style:text-underline-type="none"/>
    </style:style>
    <style:style style:name="T272" style:parent-style-name="Bekezdésalapbetűtípusa" style:family="text">
      <style:text-properties style:font-name="Times New Roman" fo:color="#000000" fo:background-color="#FFFFFF"/>
    </style:style>
    <style:style style:name="T273" style:parent-style-name="Bekezdésalapbetűtípusa" style:family="text">
      <style:text-properties style:font-name="Times New Roman" fo:color="#000000" fo:background-color="#FFFFFF"/>
    </style:style>
    <style:style style:name="P27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75" style:parent-style-name="Normál" style:family="paragraph">
      <style:paragraph-properties fo:margin-bottom="0in"/>
    </style:style>
    <style:style style:name="T27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7" style:parent-style-name="Bekezdésalapbetűtípusa" style:family="text">
      <style:text-properties style:font-name="Times New Roman" fo:color="#202122" fo:background-color="#FFFFFF"/>
    </style:style>
    <style:style style:name="T278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79" style:parent-style-name="Bekezdésalapbetűtípusa" style:family="text">
      <style:text-properties style:font-name="Times New Roman" fo:color="#000000" fo:background-color="#FFFFFF"/>
    </style:style>
    <style:style style:name="T280" style:parent-style-name="Hiperhivatkozás" style:family="text">
      <style:text-properties style:font-name="Times New Roman" fo:color="#000000" fo:background-color="#FFFFFF" style:text-underline-type="none"/>
    </style:style>
    <style:style style:name="T281" style:parent-style-name="Bekezdésalapbetűtípusa" style:family="text">
      <style:text-properties style:font-name="Times New Roman" fo:color="#000000" fo:background-color="#FFFFFF"/>
    </style:style>
    <style:style style:name="P282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3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5" style:parent-style-name="Normál" style:family="paragraph">
      <style:paragraph-properties fo:margin-bottom="0in"/>
    </style:style>
    <style:style style:name="T28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7" style:parent-style-name="Bekezdésalapbetűtípusa" style:family="text">
      <style:text-properties style:font-name="Times New Roman" fo:color="#202122" fo:background-color="#FFFFFF"/>
    </style:style>
    <style:style style:name="T288" style:parent-style-name="Bekezdésalapbetűtípusa" style:family="text">
      <style:text-properties style:font-name="Times New Roman" fo:color="#202122" fo:background-color="#FFFFFF"/>
    </style:style>
    <style:style style:name="P289" style:parent-style-name="Normál" style:family="paragraph">
      <style:paragraph-properties fo:margin-bottom="0in"/>
    </style:style>
    <style:style style:name="T290" style:parent-style-name="Bekezdésalapbetűtípusa" style:family="text">
      <style:text-properties style:font-name="Times New Roman" fo:color="#202122" fo:background-color="#FFFFFF"/>
    </style:style>
    <style:style style:name="T291" style:parent-style-name="Bekezdésalapbetűtípusa" style:family="text">
      <style:text-properties style:font-name="Times New Roman" fo:color="#000000" fo:background-color="#FFFFFF"/>
    </style:style>
    <style:style style:name="T292" style:parent-style-name="Hiperhivatkozás" style:family="text">
      <style:text-properties style:font-name="Times New Roman" fo:color="#000000" fo:background-color="#FFFFFF" style:text-underline-type="none"/>
    </style:style>
    <style:style style:name="T293" style:parent-style-name="Bekezdésalapbetűtípusa" style:family="text">
      <style:text-properties style:font-name="Times New Roman" fo:color="#000000" fo:background-color="#FFFFFF"/>
    </style:style>
    <style:style style:name="P294" style:parent-style-name="Normál" style:family="paragraph">
      <style:paragraph-properties fo:margin-bottom="0in" fo:text-indent="0.4916in"/>
    </style:style>
    <style:style style:name="T295" style:parent-style-name="Bekezdésalapbetűtípusa" style:family="text">
      <style:text-properties style:font-name="Times New Roman" fo:color="#000000" fo:background-color="#FFFFFF"/>
    </style:style>
    <style:style style:name="T296" style:parent-style-name="Hiperhivatkozás" style:family="text">
      <style:text-properties style:font-name="Times New Roman" fo:color="#000000" fo:background-color="#FFFFFF" style:text-underline-type="none"/>
    </style:style>
    <style:style style:name="T297" style:parent-style-name="Bekezdésalapbetűtípusa" style:family="text">
      <style:text-properties style:font-name="Times New Roman" fo:color="#000000"/>
    </style:style>
    <style:style style:name="P298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99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00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01" style:parent-style-name="Normál" style:family="paragraph">
      <style:paragraph-properties fo:margin-bottom="0in"/>
    </style:style>
    <style:style style:name="T30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3" style:parent-style-name="Bekezdésalapbetűtípusa" style:family="text">
      <style:text-properties style:font-name="Times New Roman" fo:color="#202122" fo:background-color="#FFFFFF"/>
    </style:style>
    <style:style style:name="P304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307" style:parent-style-name="Normál" style:family="paragraph">
      <style:paragraph-properties fo:margin-bottom="0in"/>
    </style:style>
    <style:style style:name="T30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10" style:parent-style-name="Bekezdésalapbetűtípusa" style:family="text">
      <style:text-properties style:font-name="Times New Roman" fo:color="#000000" fo:background-color="#FFFFFF"/>
    </style:style>
    <style:style style:name="T311" style:parent-style-name="Hiperhivatkozás" style:family="text">
      <style:text-properties style:font-name="Times New Roman" fo:color="#000000" fo:background-color="#FFFFFF" style:text-underline-type="none"/>
    </style:style>
    <style:style style:name="T312" style:parent-style-name="Bekezdésalapbetűtípusa" style:family="text">
      <style:text-properties style:font-name="Times New Roman" fo:color="#000000" fo:background-color="#FFFFFF"/>
    </style:style>
    <style:style style:name="P313" style:parent-style-name="Címsor3" style:family="paragraph">
      <style:paragraph-properties fo:margin-top="0.05in" fo:margin-bottom="0in" fo:text-indent="0.4916in" fo:background-color="#FFFFFF"/>
    </style:style>
    <style:style style:name="T31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15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16" style:parent-style-name="Bekezdésalapbetűtípusa" style:family="text">
      <style:text-properties fo:color="#000000" fo:font-size="11pt" style:font-size-asian="11pt" style:font-size-complex="11pt"/>
    </style:style>
    <style:style style:name="T317" style:parent-style-name="Hiperhivatkozás" style:family="text">
      <style:text-properties fo:color="#000000" fo:font-size="11pt" style:font-size-asian="11pt" style:font-size-complex="11pt" style:text-underline-type="none"/>
    </style:style>
    <style:style style:name="T318" style:parent-style-name="Bekezdésalapbetűtípusa" style:family="text">
      <style:text-properties fo:color="#000000" fo:font-size="11pt" style:font-size-asian="11pt" style:font-size-complex="11pt"/>
    </style:style>
    <style:style style:name="T319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0" style:parent-style-name="Bekezdésalapbetűtípusa" style:family="text">
      <style:text-properties fo:color="#000000" fo:font-size="11pt" style:font-size-asian="11pt" style:font-size-complex="11pt"/>
    </style:style>
    <style:style style:name="T321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2" style:parent-style-name="Bekezdésalapbetűtípusa" style:family="text">
      <style:text-properties fo:color="#000000" fo:font-size="11pt" style:font-size-asian="11pt" style:font-size-complex="11pt"/>
    </style:style>
    <style:style style:name="P323" style:parent-style-name="Címsor3" style:family="paragraph">
      <style:paragraph-properties fo:margin-top="0.05in" fo:margin-bottom="0in" fo:text-indent="0.4916in" fo:background-color="#FFFFFF"/>
    </style:style>
    <style:style style:name="T32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25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26" style:parent-style-name="Bekezdésalapbetűtípusa" style:family="text">
      <style:text-properties fo:color="#000000" fo:font-size="11pt" style:font-size-asian="11pt" style:font-size-complex="11pt"/>
    </style:style>
    <style:style style:name="T327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8" style:parent-style-name="Bekezdésalapbetűtípusa" style:family="text">
      <style:text-properties fo:color="#000000" fo:font-size="11pt" style:font-size-asian="11pt" style:font-size-complex="11pt"/>
    </style:style>
    <style:style style:name="T329" style:parent-style-name="Bekezdésalapbetűtípusa" style:family="text">
      <style:text-properties fo:color="#000000" fo:font-size="11pt" style:font-size-asian="11pt" style:font-size-complex="11pt"/>
    </style:style>
    <style:style style:name="T330" style:parent-style-name="Hiperhivatkozás" style:family="text">
      <style:text-properties fo:color="#000000" fo:font-size="11pt" style:font-size-asian="11pt" style:font-size-complex="11pt" style:text-underline-type="none"/>
    </style:style>
    <style:style style:name="T331" style:parent-style-name="Bekezdésalapbetűtípusa" style:family="text">
      <style:text-properties fo:color="#000000" fo:font-size="11pt" style:font-size-asian="11pt" style:font-size-complex="11pt"/>
    </style:style>
    <style:style style:name="P332" style:parent-style-name="Címsor3" style:family="paragraph">
      <style:paragraph-properties fo:margin-top="0.05in" fo:margin-bottom="0in" fo:text-indent="0.4916in" fo:background-color="#FFFFFF"/>
    </style:style>
    <style:style style:name="T333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4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5" style:parent-style-name="Címsor3" style:family="paragraph">
      <style:paragraph-properties fo:margin-top="0.05in" fo:margin-bottom="0in" fo:text-indent="0.4916in" fo:background-color="#FFFFFF"/>
    </style:style>
    <style:style style:name="T336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7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8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9" style:parent-style-name="Normál" style:family="paragraph">
      <style:paragraph-properties fo:margin-bottom="0in"/>
    </style:style>
    <style:style style:name="T34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41" style:parent-style-name="Bekezdésalapbetűtípusa" style:family="text">
      <style:text-properties style:font-name="Times New Roman" fo:color="#202122" fo:background-color="#FFFFFF"/>
    </style:style>
    <style:style style:name="P342" style:parent-style-name="Normál" style:family="paragraph">
      <style:paragraph-properties fo:margin-left="0.4916in">
        <style:tab-stops/>
      </style:paragraph-properties>
      <style:text-properties style:font-name="Times New Roman" fo:color="#202122" fo:background-color="#FFFFFF"/>
    </style:style>
    <style:style style:name="P343" style:parent-style-name="Normál" style:family="paragraph">
      <style:text-properties style:font-name="Times New Roman" fo:color="#202122" fo:background-color="#FFFFFF"/>
    </style:style>
    <style:style style:name="P344" style:parent-style-name="Normál" style:family="paragraph">
      <style:paragraph-properties fo:margin-bottom="0in"/>
    </style:style>
    <style:style style:name="T34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4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47" style:parent-style-name="Bekezdésalapbetűtípusa" style:family="text">
      <style:text-properties style:font-name="Times New Roman" fo:color="#202122" fo:background-color="#FFFFFF"/>
    </style:style>
    <style:style style:name="T348" style:parent-style-name="Bekezdésalapbetűtípusa" style:family="text">
      <style:text-properties style:font-name="Times New Roman" fo:color="#202122" fo:background-color="#FFFFFF"/>
    </style:style>
    <style:style style:name="P349" style:parent-style-name="Normál" style:family="paragraph">
      <style:paragraph-properties fo:text-indent="0.4916in"/>
    </style:style>
    <style:style style:name="T350" style:parent-style-name="Bekezdésalapbetűtípusa" style:family="text">
      <style:text-properties style:font-name="Times New Roman" fo:color="#202122" fo:background-color="#FFFFFF"/>
    </style:style>
    <style:style style:name="P351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52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3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T35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5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56" style:parent-style-name="Bekezdésalapbetűtípusa" style:family="text">
      <style:text-properties style:font-name="Times New Roman" fo:color="#000000"/>
    </style:style>
    <style:style style:name="P357" style:parent-style-name="Normál" style:family="paragraph">
      <style:text-properties style:font-name="Times New Roman" fo:color="#202122" fo:background-color="#FFFFFF"/>
    </style:style>
    <style:style style:name="T358" style:parent-style-name="StrongEmphasis" style:family="text">
      <style:text-properties style:font-name="Times New Roman" fo:font-style="italic" style:font-style-asian="italic" style:font-style-complex="italic"/>
    </style:style>
    <style:style style:name="T359" style:parent-style-name="StrongEmphasis" style:family="text">
      <style:text-properties style:font-name="Times New Roman" fo:font-style="italic" style:font-style-asian="italic" style:font-style-complex="italic"/>
    </style:style>
    <style:style style:name="T360" style:parent-style-name="StrongEmphasis" style:family="text">
      <style:text-properties style:font-name="Times New Roman" fo:font-weight="normal" style:font-weight-asian="normal" style:font-weight-complex="normal"/>
    </style:style>
    <style:style style:name="T361" style:parent-style-name="StrongEmphasis" style:family="text">
      <style:text-properties style:font-name="Times New Roman" fo:font-style="italic" style:font-style-asian="italic" style:font-style-complex="italic"/>
    </style:style>
    <style:style style:name="T362" style:parent-style-name="StrongEmphasis" style:family="text">
      <style:text-properties style:font-name="Times New Roman" fo:font-style="italic" style:font-style-asian="italic" style:font-style-complex="italic"/>
    </style:style>
    <style:style style:name="T363" style:parent-style-name="StrongEmphasis" style:family="text">
      <style:text-properties style:font-name="Times New Roman" fo:font-weight="normal" style:font-weight-asian="normal" style:font-weight-complex="normal"/>
    </style:style>
    <style:style style:name="P364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5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6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7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8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9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0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1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2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3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7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7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7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7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7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1" style:parent-style-name="Normál" style:family="paragraph">
      <style:paragraph-properties fo:margin-bottom="0in"/>
    </style:style>
    <style:style style:name="T38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3" style:parent-style-name="Bekezdésalapbetűtípusa" style:family="text">
      <style:text-properties style:font-name="Times New Roman"/>
    </style:style>
    <style:style style:name="P38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85" style:parent-style-name="Normál" style:family="paragraph">
      <style:paragraph-properties fo:margin-bottom="0in"/>
    </style:style>
    <style:style style:name="T38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7" style:parent-style-name="Bekezdésalapbetűtípusa" style:family="text">
      <style:text-properties style:font-name="Times New Roman"/>
    </style:style>
    <style:style style:name="T388" style:parent-style-name="Bekezdésalapbetűtípusa" style:family="text">
      <style:text-properties style:font-name="Times New Roman"/>
    </style:style>
    <style:style style:name="P389" style:parent-style-name="Normál" style:family="paragraph">
      <style:paragraph-properties fo:margin-bottom="0in"/>
      <style:text-properties style:font-name="Times New Roman"/>
    </style:style>
    <style:style style:name="P390" style:parent-style-name="Normál" style:family="paragraph">
      <style:paragraph-properties fo:margin-bottom="0in"/>
      <style:text-properties style:font-name="Times New Roman"/>
    </style:style>
    <style:style style:name="P391" style:parent-style-name="Normál" style:family="paragraph">
      <style:paragraph-properties fo:margin-bottom="0in"/>
    </style:style>
    <style:style style:name="T39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3" style:parent-style-name="Bekezdésalapbetűtípusa" style:family="text">
      <style:text-properties style:font-name="Times New Roman"/>
    </style:style>
    <style:style style:name="P394" style:parent-style-name="Normál" style:family="paragraph">
      <style:paragraph-properties fo:margin-bottom="0in"/>
      <style:text-properties style:font-name="Times New Roman"/>
    </style:style>
    <style:style style:name="P395" style:parent-style-name="Normál" style:family="paragraph">
      <style:paragraph-properties fo:margin-bottom="0in"/>
      <style:text-properties style:font-name="Times New Roman"/>
    </style:style>
    <style:style style:name="P396" style:parent-style-name="Normál" style:family="paragraph">
      <style:paragraph-properties fo:margin-bottom="0in"/>
    </style:style>
    <style:style style:name="T39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8" style:parent-style-name="Bekezdésalapbetűtípusa" style:family="text">
      <style:text-properties style:font-name="Times New Roman"/>
    </style:style>
    <style:style style:name="T399" style:parent-style-name="Bekezdésalapbetűtípusa" style:family="text">
      <style:text-properties style:font-name="Times New Roman"/>
    </style:style>
    <style:style style:name="P400" style:parent-style-name="Normál" style:family="paragraph">
      <style:paragraph-properties fo:margin-bottom="0in"/>
      <style:text-properties style:font-name="Times New Roman"/>
    </style:style>
    <style:style style:name="P401" style:parent-style-name="Normál" style:family="paragraph">
      <style:paragraph-properties fo:margin-bottom="0in"/>
      <style:text-properties style:font-name="Times New Roman"/>
    </style:style>
    <style:style style:name="P402" style:parent-style-name="Normál" style:family="paragraph">
      <style:paragraph-properties fo:margin-bottom="0in"/>
    </style:style>
    <style:style style:name="T40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4" style:parent-style-name="Bekezdésalapbetűtípusa" style:family="text">
      <style:text-properties style:font-name="Times New Roman"/>
    </style:style>
    <style:style style:name="P405" style:parent-style-name="Normál" style:family="paragraph">
      <style:paragraph-properties fo:margin-bottom="0in"/>
      <style:text-properties style:font-name="Times New Roman"/>
    </style:style>
    <style:style style:name="P406" style:parent-style-name="Normál" style:family="paragraph">
      <style:paragraph-properties fo:margin-bottom="0in"/>
    </style:style>
    <style:style style:name="T40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8" style:parent-style-name="Bekezdésalapbetűtípusa" style:family="text">
      <style:text-properties style:font-name="Times New Roman"/>
    </style:style>
    <style:style style:name="P40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10" style:parent-style-name="Normál" style:family="paragraph">
      <style:paragraph-properties fo:margin-bottom="0in"/>
    </style:style>
    <style:style style:name="T41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2" style:parent-style-name="Bekezdésalapbetűtípusa" style:family="text">
      <style:text-properties style:font-name="Times New Roman"/>
    </style:style>
    <style:style style:name="T413" style:parent-style-name="Bekezdésalapbetűtípusa" style:family="text">
      <style:text-properties style:font-name="Times New Roman"/>
    </style:style>
    <style:style style:name="P414" style:parent-style-name="Normál" style:family="paragraph">
      <style:paragraph-properties fo:margin-bottom="0in"/>
    </style:style>
    <style:style style:name="T415" style:parent-style-name="Bekezdésalapbetűtípusa" style:family="text">
      <style:text-properties style:font-name="Times New Roman"/>
    </style:style>
    <style:style style:name="P416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17" style:parent-style-name="Normál" style:family="paragraph">
      <style:paragraph-properties fo:margin-bottom="0in"/>
    </style:style>
    <style:style style:name="T41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9" style:parent-style-name="Bekezdésalapbetűtípusa" style:family="text">
      <style:text-properties style:font-name="Times New Roman"/>
    </style:style>
    <style:style style:name="P42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21" style:parent-style-name="Normál" style:family="paragraph">
      <style:paragraph-properties fo:margin-bottom="0in"/>
    </style:style>
    <style:style style:name="T42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3" style:parent-style-name="Bekezdésalapbetűtípusa" style:family="text">
      <style:text-properties style:font-name="Times New Roman"/>
    </style:style>
    <style:style style:name="T424" style:parent-style-name="Bekezdésalapbetűtípusa" style:family="text">
      <style:text-properties style:font-name="Times New Roman"/>
    </style:style>
    <style:style style:name="P425" style:parent-style-name="Normál" style:family="paragraph">
      <style:paragraph-properties fo:margin-bottom="0in"/>
    </style:style>
    <style:style style:name="T426" style:parent-style-name="Bekezdésalapbetűtípusa" style:family="text">
      <style:text-properties style:font-name="Times New Roman"/>
    </style:style>
    <style:style style:name="P42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28" style:parent-style-name="Normál" style:family="paragraph">
      <style:paragraph-properties fo:margin-bottom="0in"/>
    </style:style>
    <style:style style:name="T42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30" style:parent-style-name="Bekezdésalapbetűtípusa" style:family="text">
      <style:text-properties style:font-name="Times New Roman"/>
    </style:style>
    <style:style style:name="P431" style:parent-style-name="Normál" style:family="paragraph">
      <style:paragraph-properties fo:margin-bottom="0in"/>
      <style:text-properties style:font-name="Times New Roman"/>
    </style:style>
    <style:style style:name="P432" style:parent-style-name="Normál" style:family="paragraph">
      <style:paragraph-properties fo:margin-bottom="0in"/>
    </style:style>
    <style:style style:name="T43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34" style:parent-style-name="Bekezdésalapbetűtípusa" style:family="text">
      <style:text-properties style:font-name="Times New Roman" fo:color="#202122" fo:background-color="#FFFFFF"/>
    </style:style>
    <style:style style:name="T435" style:parent-style-name="Bekezdésalapbetűtípusa" style:family="text">
      <style:text-properties style:font-name="Times New Roman" fo:color="#202122" fo:background-color="#FFFFFF"/>
    </style:style>
    <style:style style:name="P436" style:parent-style-name="Normál" style:family="paragraph">
      <style:text-properties style:font-name="Times New Roman"/>
    </style:style>
    <style:style style:name="P43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5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5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5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5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5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5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55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456" style:parent-style-name="Bekezdésalapbetűtípusa" style:family="text">
      <style:text-properties style:font-name="Times New Roman" fo:color="#202122" fo:background-color="#FFFFFF"/>
    </style:style>
    <style:style style:name="T457" style:parent-style-name="Bekezdésalapbetűtípusa" style:family="text">
      <style:text-properties style:font-name="Times New Roman" fo:color="#202122" fo:background-color="#FFFFFF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<text:s/></text:span><text:span text:style-name="T16">bőrébe bújva egy adott szerepet játszol el, 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<text:s/>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/>
      <text:p text:style-name="P33"><text:span text:style-name="T34">2.3 Az elkészült termék helye:</text:span></text:p>
      <text:p text:style-name="Standard"><text:span text:style-name="T35">- exklúziv („Nem<text:s/></text:span><text:span text:style-name="T36">konzol exklúziv”):<text:s/></text:span><text:span text:style-name="T37">Csak egy adott platformon (PC, PS, Nintendo) elérhető alkotás</text:span></text:p>
      <text:p text:style-name="Standard"><text:span text:style-name="T38"><text:tab/>A mi játékunk nem fog rendelkezni ezzel a lehetőséggel.</text:span></text:p>
      <text:p text:style-name="P39"/>
      <text:p text:style-name="P40"/>
      <text:p text:style-name="Textbody"><text:span text:style-name="T41">4.1 A termék kapcsolatai:</text:span></text:p>
      <text:p text:style-name="P42"><text:span text:style-name="T43">-RGB slider:</text:span><text:span text:style-name="T44"><text:s/>Másnéven RGB (Red, Green, Blue) színskála: Egy olyan skála, amelyen<text:s/></text:span></text:p>
      <text:p text:style-name="P45">a piros<text:s/>zöld kék színek minden árnyalatát kiválaszthatod ezáltal egyedi szín<text:s/></text:p>
      <text:p text:style-name="P46">összeállításban hozhatsz létre különböző dolgokat.</text:p>
      <text:p text:style-name="P47"/>
      <text:p text:style-name="P48"><text:span text:style-name="T49">-HP (Health Point):<text:s/></text:span><text:span text:style-name="T50">Másnéven Élet pont: A játékban a szörnyed élet pontját jelző piros színű</text:span></text:p>
      <text:p text:style-name="P51"><text:span text:style-name="T52">csík<text:s/></text:span><text:span text:style-name="T53"><text:s text:c="32"/></text:span></text:p>
      <text:p text:style-name="P54"/>
      <text:p text:style-name="P55"><text:span text:style-name="T56">-</text:span><text:span text:style-name="T57">Attack damage, defense, Special attack damage, Special defense, Speed:</text:span></text:p>
      <text:p text:style-name="P58"><text:span text:style-name="T59">Másnéven támadó érték, védekezés, Spec.támadó</text:span><text:span text:style-name="T60"><text:s/></text:span><text:span text:style-name="T61">érték, Spec.védekezés, sebesség: A szörnyekkel kapcsolatos értékek melyet a rendszer</text:span><text:span text:style-name="T62"><text:s/></text:span><text:span text:style-name="T63">eltárol minden ször</text:span><text:span text:style-name="T64">nyről.</text:span></text:p>
      <text:p text:style-name="P65"/>
      <text:p text:style-name="P66"><text:span text:style-name="T67">-</text:span><text:span text:style-name="T68">Event (In-game event):</text:span><text:span text:style-name="T69"><text:s/></text:span><text:span text:style-name="T70">Másnéven Esemény: A játékban történő különleges események</text:span></text:p>
      <text:p text:style-name="P71">megnevezése.</text:p>
      <text:p text:style-name="P72"/>
      <text:p text:style-name="P73"><text:span text:style-name="T74">-Tile:</text:span><text:span text:style-name="T75"><text:s/></text:span><text:span text:style-name="T76">A játékban az a terület melyen az NPC-k haladnak. Képzelj el egy előre megadott kockát, amin</text:span></text:p>
      <text:p text:style-name="P77"><text:span text:style-name="T78">belül négyzetre osztjuk a területet és ezekre a<text:s/></text:span><text:span text:style-name="T79">négyzetekre hivatkozva mozgatjuk a karaktert.</text:span></text:p>
      <text:p text:style-name="P80"><text:tab/><text:tab/><text:tab/></text:p>
      <text:soft-page-break/>
      <text:p text:style-name="P81"><text:span text:style-name="T82">-Spawn/Despawn:</text:span><text:span text:style-name="T83"><text:s/></text:span><text:span text:style-name="T84">Másnéven megjelenés/eltűnés: A játékban adott NPC-k előre beállított</text:span></text:p>
      <text:p text:style-name="P85"><text:span text:style-name="T86"><text:tab/>megjelenését és eltűnését jelenti.</text:span></text:p>
      <text:p text:style-name="P87"><text:s/></text:p>
      <text:p text:style-name="P88"><text:span text:style-name="T89">-</text:span><text:span text:style-name="T90">UI:</text:span><text:span text:style-name="T91"><text:s/></text:span><text:span text:style-name="T92">Másnéven felhasználói felület: A játék ezen keresztül kommunikál a<text:s/></text:span><text:span text:style-name="T93">játékossal a felhasználó</text:span></text:p>
      <text:p text:style-name="P94"><text:span text:style-name="T95"><text:tab/></text:span><text:span text:style-name="T96">ezen keresztül irányíthatja és adhatja ki a parancsokat és utasításait a programnak.</text:span></text:p>
      <text:p text:style-name="P97"><text:tab/></text:p>
      <text:p text:style-name="P98"><text:span text:style-name="T99">-Turn based:<text:s/></text:span><text:span text:style-name="T100">Másnéven körökre osztott: A játék harcrendszerének típusát írja le, azaz egy körökre</text:span></text:p>
      <text:p text:style-name="P101">osztott stratégia harcrendszert valósít meg.</text:p>
      <text:p text:style-name="P102"/>
      <text:p text:style-name="P103"><text:span text:style-name="T104">-Co-op:<text:s/></text:span><text:span text:style-name="T105">A játékban a többjátékos mód lehetősége.</text:span></text:p>
      <text:p text:style-name="P106"/>
      <text:p text:style-name="P107"><text:span text:style-name="T108">-Input:<text:s/></text:span><text:span text:style-name="T109">A billentyűzetről vagy egérről beolvasott jelet Inputnak másnéven bevitelnek nevezzük.</text:span></text:p>
      <text:p text:style-name="P110"><text:span text:style-name="T111">A játékot ezekre a bevitelekre reagálva irányítjuk majd.</text:span></text:p>
      <text:p text:style-name="P112"/>
      <text:p text:style-name="P113"/>
      <text:p text:style-name="P114"><text:span text:style-name="T115">5.3 Egyéb szolgáltatások:</text:span></text:p>
      <text:p text:style-name="P116"><text:span text:style-name="T117">-</text:span><text:span text:style-name="T118">Steam Cloud:<text:s/></text:span><text:span text:style-name="T119">A<text:s/></text:span><text:span text:style-name="T120">Steam felhő alapú tárolója melyben a játék adatai fognak eltárolódni.</text:span></text:p>
      <text:p text:style-name="P121"/>
      <text:p text:style-name="P122"/>
      <text:p text:style-name="P123">6.3 Egyéb korlátozások:</text:p>
      <text:p text:style-name="P124"><text:span text:style-name="T125">-Offline:<text:s/></text:span><text:span text:style-name="T126">Internet csatlakozás nélküli elérhetőség. A játék internet csatlakozás nélkül is játszható.</text:span></text:p>
      <text:p text:style-name="P127"/>
      <text:p text:style-name="P128"/>
      <text:p text:style-name="P129">7. Minőségi elvárások:</text:p>
      <text:p text:style-name="P130"><text:span text:style-name="T131">-Bug:</text:span><text:span text:style-name="T132"><text:s/></text:span><text:span text:style-name="T133">A játékban<text:s/></text:span><text:span text:style-name="T134">előforduló, elkészítés és kiadás után felmerülő apróbb problémák.</text:span></text:p>
      <text:p text:style-name="P135">A fejesztők figyelmét elkerülő hibák, amely a tesztelés és a huzamosabb ideig tartó</text:p>
      <text:p text:style-name="P136">használat során derül ki.</text:p>
      <text:p text:style-name="P137"/>
      <text:p text:style-name="P138"/>
      <text:p text:style-name="P139"><text:span text:style-name="T140">9 Korlátozások:</text:span></text:p>
      <text:p text:style-name="P141"><text:span text:style-name="T142">- DDOS támadás:</text:span><text:span text:style-name="T143"><text:s/>Olyan rendszer ellen irányuló<text:s/></text:span><text:span text:style-name="T144">terheléses támadás melynek célja a szolgáltatás</text:span></text:p>
      <text:p text:style-name="P145"><text:span text:style-name="T146">elérhetetlenségének teljesítése.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H3_SRS</text:p>
      <text:p text:style-name="P161"/>
      <text:p text:style-name="P162">5.Megbízhatóság</text:p>
      <text:p text:style-name="P163"><text:span text:style-name="T164">-MTBF:<text:s/></text:span><text:span text:style-name="T165">Egy </text:span><text:a office:title="Statisztika" xlink:href="https://hu.wikipedia.org/wiki/Statisztika" office:target-frame-name="_top" xlink:show="replace"><text:span text:style-name="T166">statisztikai</text:span></text:a><text:span text:style-name="T167"> </text:span><text:span text:style-name="T168">alapú </text:span><text:a office:title="Minőség" xlink:href="https://hu.wikipedia.org/wiki/Minőség" office:target-frame-name="_top" xlink:show="replace"><text:span text:style-name="T169">minőségi</text:span></text:a><text:span text:style-name="T170"> paraméter. Az elnevezés az angol nyelvű „Mean time</text:span></text:p>
      <text:p text:style-name="P171"><text:s/><text:tab/>between failures” kifejezés rövidítésből származik, mely a meghibásodások közt átlagosan</text:p>
      <text:p text:style-name="P172"><text:span text:style-name="T173"><text:s/></text:span><text:span text:style-name="T174"><text:tab/>eltelt időt jelenti.</text:span></text:p>
      <text:p text:style-name="P175"/>
      <text:p text:style-name="P176"><text:span text:style-name="T177">-MTTR:</text:span><text:span text:style-name="T178"><text:s/>Egy </text:span><text:a office:title="Statisztika" xlink:href="https://hu.wikipedia.org/wiki/Statisztika" office:target-frame-name="_top" xlink:show="replace"><text:span text:style-name="T179">statisztikai</text:span></text:a><text:span text:style-name="T180"> alapú </text:span><text:a office:title="Minőség" xlink:href="https://hu.wikipedia.org/wiki/Minőség" office:target-frame-name="_top" xlink:show="replace"><text:span text:style-name="T181">mi</text:span><text:span text:style-name="T182">nőségi</text:span></text:a><text:span text:style-name="T183"> paraméter. Az elnevezés az angol nyelvű</text:span></text:p>
      <text:p text:style-name="P184"><text:span text:style-name="T185"> </text:span><text:span text:style-name="T186"><text:tab/></text:span><text:span text:style-name="T187">M</text:span><text:span text:style-name="T188">ean </text:span><text:span text:style-name="T189">T</text:span><text:span text:style-name="T190">ime </text:span><text:span text:style-name="T191">T</text:span><text:span text:style-name="T192">o </text:span><text:span text:style-name="T193">R</text:span><text:span text:style-name="T194">epair kifejezés rövidítésből származik, mely azt mutatja meg, hogy a<text:s/></text:span></text:p>
      <text:p text:style-name="P195">meghibásodott egység a meghibásodást követően mennyi idő múlva helyezhető ismét üzembe.</text:p>
      <text:p text:style-name="P196"/>
      <text:p text:style-name="P197"/>
      <text:p text:style-name="P198">6.Teljesítmény</text:p>
      <text:p text:style-name="P199"><text:span text:style-name="T200">-</text:span><text:span text:style-name="T201">ms:<text:s/></text:span><text:span text:style-name="T202">Többjátékos módban a szerver gép és a felhasználó eszköze közötti válaszidő mértékegysége</text:span></text:p>
      <text:p text:style-name="P203"><text:tab/>(Milliszekundum)</text:p>
      <text:p text:style-name="P204"/>
      <text:p text:style-name="P205"><text:span text:style-name="T206">-</text:span><text:span text:style-name="T207">TPS:<text:s/></text:span><text:span text:style-name="T208">A tranzakció feldolgozás egyik módja. A tranzakció feldolgozó rendszer olyan szoftverrendszer</text:span></text:p>
      <text:p text:style-name="P209"><text:tab/>vagy szoftver/hardver kombináció, amely támogatja a tranzakció feldolgozást.</text:p>
      <text:p text:style-name="P210"/>
      <text:p text:style-name="P211"><text:span text:style-name="T212">-</text:span><text:span text:style-name="T213">Users (Threads):<text:s/></text:span><text:span text:style-name="T214">Felhasználók, akik kapcsolódnak a szerverhez egy vagy több szálon.</text:span></text:p>
      <text:p text:style-name="P215"/>
      <text:p text:style-name="P216"><text:span text:style-name="T217">-End to End Response Time:<text:s/></text:span><text:span text:style-name="T218">Az az időszak, ami eltelik a felhasználó által lenyomott gomb</text:span></text:p>
      <text:p text:style-name="P219"><text:tab/>és a terminál válasz ideje között.</text:p>
      <text:p text:style-name="P220"/>
      <text:p text:style-name="P221"><text:span text:style-name="T222">-Pacing:<text:s/></text:span><text:span text:style-name="T223">Az<text:s/></text:span><text:span text:style-name="T224">információk áramlását szabályozza a hálózaton belül, hogy elkerüljük a torlódást</text:span></text:p>
      <text:p text:style-name="P225"/>
      <text:p text:style-name="P226"><text:span text:style-name="T227">-Total Think Time:<text:s/></text:span><text:span text:style-name="T228">Az eltelt idő egy kérés teljesítése és a következő kérés teljesítésének kezdése közt</text:span></text:p>
      <text:p text:style-name="P229"/>
      <text:p text:style-name="P230"><text:span text:style-name="T231">-CPU:</text:span><text:span text:style-name="T232"><text:s/>Az angol „Central Processing Unit” szóból származik a<text:s/></text:span><text:span text:style-name="T233">rövidítés magyarul Processzornak<text:s/></text:span></text:p>
      <text:p text:style-name="P234"><text:span text:style-name="T235"><text:tab/>hívjuk. A </text:span><text:a office:title="Számítógép" xlink:href="https://hu.wikipedia.org/wiki/Számítógép" office:target-frame-name="_top" xlink:show="replace"><text:span text:style-name="T236">számítógép</text:span></text:a><text:span text:style-name="T237"> „agya”, azon egysége, amely az utasítások értelmezését és</text:span></text:p>
      <text:p text:style-name="P238">végrehajtását vezérli,</text:p>
      <text:p text:style-name="P239"/>
      <text:p text:style-name="P240"><text:span text:style-name="T241">-RAM:<text:s/></text:span><text:span text:style-name="T242">Az angol „Random Access Memory” szóból</text:span><text:span text:style-name="T243"><text:s/>származik a rövidítés magyarul Memóriának<text:s/></text:span></text:p>
      <text:p text:style-name="P244"><text:span text:style-name="T245">nevezzük. Egy </text:span><text:a office:title="Véletlen elérés" xlink:href="https://hu.wikipedia.org/wiki/Véletlen_elérés" office:target-frame-name="_top" xlink:show="replace"><text:span text:style-name="T246">véletlen elérésű</text:span></text:a><text:span text:style-name="T247"> írható–olvasható adattároló eszköz</text:span><text:span text:style-name="T248">.<text:s/></text:span><text:span text:style-name="T249">Amely a programok<text:s/></text:span><text:span text:style-name="T250">utasításait, adatait, a </text:span><text:a office:title="CPU" xlink:href="https://hu.wikipedia.org/wiki/CPU" office:target-frame-name="_top" xlink:show="replace"><text:span text:style-name="T251">CPU</text:span></text:a><text:span text:style-name="T252"> munkájának eredményeit tárolja.</text:span><text:span text:style-name="T253"><text:tab/></text:span></text:p>
      <text:p text:style-name="P254"/>
      <text:p text:style-name="P255"><text:span text:style-name="T256">-TB:<text:s/></text:span><text:span text:style-name="T257">Informatikában használatos mértékegység „Terabájt”. A tárhelyünk méretének nagyságát jelzi</text:span></text:p>
      <text:p text:style-name="P258"><text:span text:style-name="T259"><text:tab/>(1TB = 1000GB)</text:span></text:p>
      <text:p text:style-name="P260"/>
      <text:p text:style-name="P261"><text:span text:style-name="T262">-SSD:<text:s/></text:span><text:span text:style-name="T263">A merevlemezek egyik fajtája</text:span><text:span text:style-name="T264">.</text:span><text:span text:style-name="T265"><text:s/></text:span><text:span text:style-name="T266">A mozgó<text:s/></text:span><text:span text:style-name="T267">alkatrészek hiánya miatt kevésbé sérülékeny, mint a</text:span></text:p>
      <text:p text:style-name="P268">hagyományos merevlemez, hangtalan, kevés hőt termel, nincsenek a mechanikából adódó</text:p>
      <text:p text:style-name="P269"><text:span text:style-name="T270">késleltetések, az </text:span><text:a office:title="Adathozzáférés" xlink:href="https://hu.wikipedia.org/wiki/Adathozzáférés" office:target-frame-name="_top" xlink:show="replace"><text:span text:style-name="T271">adathozzáférés</text:span></text:a><text:span text:style-name="T272"> egyen</text:span><text:span text:style-name="T273">letesen gyors. Gyorsabb, mint a HDD.</text:span></text:p>
      <text:p text:style-name="P274"/>
      <text:p text:style-name="P275"><text:span text:style-name="T276">-HDD:<text:s/></text:span><text:span text:style-name="T277">A merevlemezek egyik fajtája.<text:s/></text:span><text:span text:style-name="T278"> </text:span><text:span text:style-name="T279">Az adatokat </text:span><text:a office:title="Kettes számrendszer" xlink:href="https://hu.wikipedia.org/wiki/Kettes_számrendszer" office:target-frame-name="_top" xlink:show="replace"><text:span text:style-name="T280">kettes számrendszerben</text:span></text:a><text:span text:style-name="T281">, mágnesezhető réteggel</text:span></text:p>
      <text:p text:style-name="P282">bevont, forgó lemezeken tárolja. Lényegesen lassabb, mint egy SSD. Manapság inkább</text:p>
      <text:p text:style-name="P283">adattárolásra használják</text:p>
      <text:p text:style-name="P284"/>
      <text:p text:style-name="P285"><text:span text:style-name="T286">-OS:<text:s/></text:span><text:span text:style-name="T287">Az ang</text:span><text:span text:style-name="T288">ol „Operation System” szóból származik a rövidítés magyarul Operációs rendszer.</text:span></text:p>
      <text:p text:style-name="P289"><text:span text:style-name="T290"><text:tab/></text:span><text:span text:style-name="T291">Közvetlenül kezeli a </text:span><text:a office:title="Hardver" xlink:href="https://hu.wikipedia.org/wiki/Hardver" office:target-frame-name="_top" xlink:show="replace"><text:span text:style-name="T292">hardvert</text:span></text:a><text:span text:style-name="T293">, és egy egységes környezetet biztosít a számítógépen</text:span></text:p>
      <text:p text:style-name="P294"><text:span text:style-name="T295">futtatandó </text:span><text:a office:title="Alkalmazás (számítástechnika)" xlink:href="https://hu.wikipedia.org/wiki/Alkalmazás_(számítástechnika)" office:target-frame-name="_top" xlink:show="replace"><text:span text:style-name="T296">alkalmazásoknak</text:span></text:a><text:span text:style-name="T297">.</text:span></text:p>
      <text:p text:style-name="P298"/>
      <text:p text:style-name="P299"/>
      <text:p text:style-name="P300">11.3 Software interfészek </text:p>
      <text:soft-page-break/>
      <text:p text:style-name="P301"><text:span text:style-name="T302">-Java Runtime Environment</text:span><text:span text:style-name="T303">: Egy olyan szoftverréteg, amely a számítógép rendszerének a szoftverén</text:span></text:p>
      <text:p text:style-name="P304"><text:s/>fut, és<text:s/>biztosítja az osztálykönyvtárakat és egyéb erőforrásokat, amelyekre egy adott Java</text:p>
      <text:p text:style-name="P305"><text:s/>programnak szüksége van</text:p>
      <text:p text:style-name="P306"/>
      <text:p text:style-name="P307"><text:span text:style-name="T308">-</text:span><text:span text:style-name="T309">TCP/IP protokoll:<text:s/></text:span><text:span text:style-name="T310">Az </text:span><text:a office:title="Internet" xlink:href="https://hu.wikipedia.org/wiki/Internet" office:target-frame-name="_top" xlink:show="replace"><text:span text:style-name="T311">internetet</text:span></text:a><text:span text:style-name="T312"> felépítő protokollstruktúrát takarja.</text:span></text:p>
      <text:h text:style-name="P313" text:outline-level="3"><text:a office:title="Alkalmazási réteg" xlink:href="https://hu.wikipedia.org/wiki/Alkalmazási_réteg" office:target-frame-name="_top" xlink:show="replace"><text:span text:style-name="T314">Alkalmazási réteg</text:span></text:a></text:h>
      <text:p text:style-name="P315"><text:span text:style-name="T316">Az alkalmazási réteg a felhasználó által indított </text:span><text:a office:title="Program" xlink:href="https://hu.wikipedia.org/wiki/Program" office:target-frame-name="_top" xlink:show="replace"><text:span text:style-name="T317">program</text:span></text:a><text:span text:style-name="T318"> és a szállítási réteg között teremt kapcsolatot. Ha egy program </text:span><text:a office:title="Számítógép-hálózat" xlink:href="https://hu.wikipedia.org/wiki/Számítógép-hálózat" office:target-frame-name="_top" xlink:show="replace"><text:span text:style-name="T319">hálózaton</text:span></text:a><text:span text:style-name="T320"> keresztül </text:span><text:a office:title="Adat (számítástechnika)" xlink:href="https://hu.wikipedia.org/wiki/Adat_(számítástechnika)" office:target-frame-name="_top" xlink:show="replace"><text:span text:style-name="T321">adatot</text:span></text:a><text:span text:style-name="T322"> szeretne küldeni, az alkalmazási réteg tovább küldi azt a szállítási rétegnek.</text:span></text:p>
      <text:h text:style-name="P323" text:outline-level="3"><text:a office:title="Szállítási réteg" xlink:href="https://hu.wikipedia.org/wiki/Szállítási_réteg" office:target-frame-name="_top" xlink:show="replace"><text:span text:style-name="T324">Szállítási réteg</text:span></text:a></text:h>
      <text:p text:style-name="P325"><text:span text:style-name="T326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27">TCP</text:span></text:a><text:span text:style-name="T328"> </text:span><text:span text:style-name="T329">vagy </text:span><text:a office:title="UDP" xlink:href="https://hu.wikipedia.org/wiki/UDP" office:target-frame-name="_top" xlink:show="replace"><text:span text:style-name="T330">UDP</text:span></text:a><text:span text:style-name="T331">) küldik az adatot.</text:span></text:p>
      <text:h text:style-name="P332" text:outline-level="3"><text:a office:title="Hálózati réteg" xlink:href="https://hu.wikipedia.org/wiki/Hálózati_réteg" office:target-frame-name="_top" xlink:show="replace"><text:span text:style-name="T333">Hálózati (Internet) réteg</text:span></text:a></text:h>
      <text:p text:style-name="P334">A szállítási rétegtől kapott header-adat pároshoz hozzáteszi<text:s/>a saját fejlécét, amely arról tartalmaz információt, hogy az adatot melyik végpont kapja majd meg.</text:p>
      <text:h text:style-name="P335" text:outline-level="3"><text:a office:title="Adatkapcsolati réteg" xlink:href="https://hu.wikipedia.org/wiki/Adatkapcsolati_réteg" office:target-frame-name="_top" xlink:show="replace"><text:span text:style-name="T336">Adatkapcsolati réteg</text:span></text:a></text:h>
      <text:p text:style-name="P337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<text:s/>adatot.</text:p>
      <text:p text:style-name="P338"/>
      <text:p text:style-name="P339"><text:span text:style-name="T340">-SteamworksAPI:</text:span><text:span text:style-name="T341"><text:s/>A Steam program egyik beépített rendszere melyen keresztül elérhetjük a</text:span></text:p>
      <text:p text:style-name="P342">Steamworks API által biztosított rendszereket. A játékunk esetében az azonosítást fogja kezelni</text:p>
      <text:p text:style-name="P343"><text:s text:c="3"/></text:p>
      <text:p text:style-name="P344"><text:span text:style-name="T345">-SteamID</text:span><text:span text:style-name="T346">:</text:span><text:span text:style-name="T347"><text:s/>A SteamID egy egyedi azonosító a Steam programon belül me</text:span><text:span text:style-name="T348">lyet arra használnak, hogy<text:s/></text:span></text:p>
      <text:p text:style-name="P349"><text:span text:style-name="T350">azonosítsák a Steam fiókokat.</text:span></text:p>
      <text:p text:style-name="P351"/>
      <text:p text:style-name="P352">Kézikönyv</text:p>
      <text:p text:style-name="P353"/>
      <text:p text:style-name="Normál"><text:span text:style-name="T354">-ISP <text:s/>(Internet Service Provider)</text:span><text:span text:style-name="T355">:<text:s/></text:span><text:span text:style-name="T356">Internet szolgáltató angol megfelelője</text:span></text:p>
      <text:p text:style-name="P357"/>
      <text:p text:style-name="Normál"><text:span text:style-name="T358">Linux:</text:span><text:span text:style-name="T359"><text:s/></text:span><text:span text:style-name="T360">A Linux egy operációs rendszer .Játékunk ezen a platformon is elérhető lesz.</text:span></text:p>
      <text:p text:style-name="Normál"/>
      <text:p text:style-name="Normál"><text:span text:style-name="T361">MacOS:</text:span><text:span text:style-name="T362"><text:s/></text:span><text:span text:style-name="T363">A MacOS az Apple saját fejlesztésű operációs rendszere amelyre játékunk is megjelenik</text:span>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>H4_Rendszertervezés</text:p>
      <text:p text:style-name="P379"/>
      <text:p text:style-name="P380">2. Felhasználói felület</text:p>
      <text:p text:style-name="P381"><text:span text:style-name="T382">-New Game:<text:s/></text:span><text:span text:style-name="T383">Másnéven: Új játék: A felhasználó erre a szövegre kattintva kezdhet új játékba.</text:span></text:p>
      <text:p text:style-name="P384"/>
      <text:p text:style-name="P385"><text:span text:style-name="T386">-Load Game:<text:s/></text:span><text:span text:style-name="T387">Másnéven: Játék betöltés: A felhasználó erre a szövegre kattintva<text:s/></text:span><text:span text:style-name="T388">elérheti a már</text:span></text:p>
      <text:p text:style-name="P389"><text:tab/>elmentett játékmenetét.</text:p>
      <text:p text:style-name="P390"/>
      <text:p text:style-name="P391"><text:span text:style-name="T392">-Multiplayer:</text:span><text:span text:style-name="T393"><text:s/>Másnéven többjátékos mód: A felhasználó erre a szövegre kattintva csatlakozhat</text:span></text:p>
      <text:p text:style-name="P394"><text:tab/>A játék többjátékos részlegéhez.</text:p>
      <text:p text:style-name="P395"/>
      <text:p text:style-name="P396"><text:span text:style-name="T397">-Options:</text:span><text:span text:style-name="T398"><text:s/>Másnéven beállítások: A felhasználó itt éri el a játékhoz<text:s/></text:span><text:span text:style-name="T399">kapcsolódó beállításokat</text:span></text:p>
      <text:p text:style-name="P400"><text:tab/>Lásd a lentebbi képen.</text:p>
      <text:p text:style-name="P401"/>
      <text:p text:style-name="P402"><text:span text:style-name="T403">-Quit:<text:s/></text:span><text:span text:style-name="T404">Másnéven kilépés: A felhasználó erre a szövegre kattintva kiléphet a programból.</text:span></text:p>
      <text:p text:style-name="P405"/>
      <text:p text:style-name="P406"><text:span text:style-name="T407">-Audio:<text:s/></text:span><text:span text:style-name="T408">Másnéven Hang: A felhasználó itt éri el a játék hangbeállításait.</text:span></text:p>
      <text:p text:style-name="P409"/>
      <text:p text:style-name="P410"><text:span text:style-name="T411">-Graphics:<text:s/></text:span><text:span text:style-name="T412">Másnéven Grafika: A<text:s/></text:span><text:span text:style-name="T413">felhasználó itt fogja tudni a játékhoz kapcsolódó grafikai</text:span></text:p>
      <text:p text:style-name="P414"><text:span text:style-name="T415"><text:tab/>beállításokat elvégezni.</text:span></text:p>
      <text:p text:style-name="P416"/>
      <text:p text:style-name="P417"><text:span text:style-name="T418">-Controls:<text:s/></text:span><text:span text:style-name="T419">Másnéven irányítás: A felhasználó itt fogja tudni testre szabni a játék irányíthatóságát.</text:span></text:p>
      <text:p text:style-name="P420"/>
      <text:p text:style-name="P421"><text:span text:style-name="T422">-Gameplay:<text:s/></text:span><text:span text:style-name="T423">Másnéven játékmenet: A felhasználó itt fog tudni a játékm</text:span><text:span text:style-name="T424">enettel kapcsolatos<text:s/></text:span></text:p>
      <text:p text:style-name="P425"><text:span text:style-name="T426"><text:tab/>beállításokat elvégezni.</text:span></text:p>
      <text:p text:style-name="P427"/>
      <text:p text:style-name="P428"><text:span text:style-name="T429">-Back:<text:s/></text:span><text:span text:style-name="T430">Másnéven vissza: A felhasználó erre a gombra kattintva vissza tud lépni a főmenübe.</text:span></text:p>
      <text:p text:style-name="P431"/>
      <text:p text:style-name="P432"><text:span text:style-name="T433">-Interface:<text:s/></text:span><text:span text:style-name="T434">Eszköz, vagy a számítógép és az azt használó ember érintkezési felülete. Az interfész olyan megoldásokat</text:span><text:span text:style-name="T435"><text:s/>tételez fel, amelyeket mindkét fél ért.</text:span></text:p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>Analízis dokumentum</text:p>
      <text:p text:style-name="P452"/>
      <text:p text:style-name="P453">2.3. Alrendszerek</text:p>
      <text:p text:style-name="Normál"><text:span text:style-name="T454">-UML:</text:span><text:span text:style-name="T455"><text:s/></text:span><text:span text:style-name="T456">Általános célú modellező nyelv, üzleti elemzők, rendszertervezők, szoftvermérnökök számára.Az UML grafikus jelöléseket használ a különféle<text:s/></text:span><text:span text:style-name="T457">rendszerek jól áttekinthető absztrakt modelljének leírására. Az UML modellek szabvány UML jelölést használó diagramokból állna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1-08T15:27:00Z</meta:creation-date>
    <dc:date>2021-11-25T11:46:00Z</dc:date>
    <meta:template xlink:href="Normal" xlink:type="simple"/>
    <meta:editing-cycles>4</meta:editing-cycles>
    <meta:editing-duration>PT1080S</meta:editing-duration>
    <meta:document-statistic meta:page-count="6" meta:paragraph-count="21" meta:word-count="1336" meta:character-count="10536" meta:row-count="76" meta:non-whitespace-character-count="9221"/>
  </office:meta>
</office:document-meta>
</file>